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Exercício Prático 6</text:p>
          </draw:text-box>
        </draw:frame>
        <draw:frame presentation:style-name="pr2" draw:text-style-name="P3" draw:layer="layout" svg:width="10.395cm" svg:height="0.805cm" svg:x="1.035cm" svg:y="8.72cm" presentation:class="subtitle" presentation:user-transformed="true">
          <draw:text-box>
            <text:p text:style-name="P2">Rafael Amauri Diniz Augusto - 651047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</text:p>
          </draw:text-box>
        </draw:frame>
        <draw:frame presentation:style-name="pr5" draw:text-style-name="P1" draw:layer="layout" svg:width="25.5cm" svg:height="9.75cm" svg:x="0.635cm" svg:y="3.585cm" presentation:class="outline" presentation:user-transformed="true">
          <draw:text-box>
            <text:list text:style-name="L3">
              <text:list-item>
                <text:p text:style-name="P1">1 - A <text:s text:c="46"/>10 - A</text:p>
              </text:list-item>
              <text:list-item>
                <text:p text:style-name="P1">2 - B <text:s text:c="46"/>11 - B</text:p>
              </text:list-item>
            </text:list>
            <text:list text:style-name="L4">
              <text:list-item>
                <text:p text:style-name="P5"><text:span text:style-name="T1">3</text:span> - A <text:s text:c="46"/>12 - D</text:p>
              </text:list-item>
              <text:list-item>
                <text:p text:style-name="P5"><text:span text:style-name="T1">4</text:span> - C <text:s text:c="46"/>13 - B</text:p>
              </text:list-item>
              <text:list-item>
                <text:p text:style-name="P5"><text:span text:style-name="T1">5</text:span> - D <text:s text:c="46"/>14 - C</text:p>
              </text:list-item>
              <text:list-item>
                <text:p text:style-name="P5"><text:span text:style-name="T1">6</text:span> - A <text:s text:c="46"/>15 - B</text:p>
              </text:list-item>
              <text:list-item>
                <text:p text:style-name="P5"><text:span text:style-name="T1">7</text:span> - D <text:s text:c="46"/>16 - D</text:p>
              </text:list-item>
              <text:list-item>
                <text:p text:style-name="P5"><text:span text:style-name="T1">8</text:span> - D <text:s text:c="46"/>17 - A</text:p>
              </text:list-item>
              <text:list-item>
                <text:p text:style-name="P5"><text:span text:style-name="T1">9</text:span> - B <text:s text:c="46"/>18 - D</text:p>
              </text:list-item>
            </text:list>
            <text:list text:style-name="L3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3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7T17:10:36.451732363</meta:creation-date>
    <meta:editing-duration>PT15M12S</meta:editing-duration>
    <meta:editing-cycles>23</meta:editing-cycles>
    <meta:generator>LibreOffice/7.1.7.2$Linux_X86_64 LibreOffice_project/10$Build-2</meta:generator>
    <dc:title>Alizarin</dc:title>
    <dc:date>2021-11-07T17:26:00.479255417</dc:date>
    <meta:document-statistic meta:object-count="49"/>
  </office:meta>
</office:document-meta>
</file>